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6"/>
        <table:table-column table:style-name="co6" table:number-columns-repeated="7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355];&quot;High&quot;;[.D5:.D355])" office:value-type="float" office:value="249">
            <text:p>249</text:p>
          </table:table-cell>
          <table:table-cell table:formula="of:=SUMPRODUCT(([.C5:.C355]=&quot;High&quot;)*([.E5:.E355]=&quot;x&quot;)*[.D5:.D355])" office:value-type="float" office:value="69">
            <text:p>69</text:p>
          </table:table-cell>
          <table:table-cell table:style-name="Default" table:formula="of:=SUMPRODUCT(([.C5:.C355]=&quot;High&quot;)*([.F5:.F355]=&quot;x&quot;)*[.D5:.D355])" office:value-type="float" office:value="60">
            <text:p>60</text:p>
          </table:table-cell>
          <table:table-cell table:formula="of:=SUMPRODUCT(([.C5:.C355]=&quot;High&quot;)*([.G5:.G355]=&quot;x&quot;)*[.D5:.D355])" office:value-type="float" office:value="62">
            <text:p>62</text:p>
          </table:table-cell>
          <table:table-cell table:style-name="Default" table:formula="of:=SUMPRODUCT(([.C5:.C355]=&quot;High&quot;)*([.H5:.H355]=&quot;x&quot;)*[.D5:.D355])" office:value-type="float" office:value="58">
            <text:p>58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355];&quot;Medium&quot;;[.D5:.D355])" office:value-type="float" office:value="114">
            <text:p>114</text:p>
          </table:table-cell>
          <table:table-cell table:formula="of:=SUMPRODUCT(([.C5:.C355]=&quot;Medium&quot;)*([.E5:.E355]=&quot;x&quot;)*[.D5:.D355])" office:value-type="float" office:value="24">
            <text:p>24</text:p>
          </table:table-cell>
          <table:table-cell table:style-name="Default" table:formula="of:=SUMPRODUCT(([.C5:.C355]=&quot;Medium&quot;)*([.F5:.F355]=&quot;x&quot;)*[.D5:.D355])" office:value-type="float" office:value="32">
            <text:p>32</text:p>
          </table:table-cell>
          <table:table-cell table:formula="of:=SUMPRODUCT(([.C5:.C355]=&quot;Medium&quot;)*([.G5:.G355]=&quot;x&quot;)*[.D5:.D355])" office:value-type="float" office:value="25">
            <text:p>25</text:p>
          </table:table-cell>
          <table:table-cell table:style-name="Default" table:formula="of:=SUMPRODUCT(([.C5:.C355]=&quot;Medium&quot;)*([.H5:.H355]=&quot;x&quot;)*[.D5:.D355])" office:value-type="float" office:value="33">
            <text:p>33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355];&quot;Low&quot;;[.D5:.D355])" office:value-type="float" office:value="2">
            <text:p>2</text:p>
          </table:table-cell>
          <table:table-cell table:formula="of:=SUMPRODUCT(([.C5:.C355]=&quot;Low&quot;)*([.E5:.E355]=&quot;x&quot;)*[.D5:.D355])" office:value-type="float" office:value="2">
            <text:p>2</text:p>
          </table:table-cell>
          <table:table-cell table:style-name="Default" table:formula="of:=SUMPRODUCT(([.C5:.C355]=&quot;Low&quot;)*([.F5:.F355]=&quot;x&quot;)*[.D5:.D355])" office:value-type="float" office:value="0">
            <text:p>0</text:p>
          </table:table-cell>
          <table:table-cell table:formula="of:=SUMPRODUCT(([.C5:.C355]=&quot;Low&quot;)*([.G5:.G355]=&quot;x&quot;)*[.D5:.D355])" office:value-type="float" office:value="0">
            <text:p>0</text:p>
          </table:table-cell>
          <table:table-cell table:style-name="Default" table:formula="of:=SUMPRODUCT(([.C5:.C355]=&quot;Low&quot;)*([.H5:.H355]=&quot;x&quot;)*[.D5:.D355])" office:value-type="float" office:value="0">
            <text:p>0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<text:s/>ha.khuat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25" table:number-columns-repeated="49"/>
        </table:table-row>
        <table:table-row table:style-name="ro2">
          <table:table-cell table:style-name="ce16" office:value-type="string">
            <text:p>REG_PLF304_ECM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4_ECM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4_ECMS_005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5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5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4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4_ECMS_007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7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ECMS_007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4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4_SOC_002</text:p>
          </table:table-cell>
          <table:table-cell table:style-name="ce16" office:value-type="string">
            <text:p>RegressTest - Peopl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/>
          <table:table-cell table:style-name="Default" office:value-type="string">
            <text:p>x</text:p>
          </table:table-cell>
          <table:table-cell table:number-columns-repeated="2"/>
          <table:table-cell table:style-name="ce16" office:value-type="string">
            <text:p>REG_PLF304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SOC_002</text:p>
          </table:table-cell>
          <table:table-cell table:style-name="ce16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number-columns-repeated="2"/>
          <table:table-cell table:style-name="ce16" office:value-type="string">
            <text:p>REG_PLF304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4_SOC_002</text:p>
          </table:table-cell>
          <table:table-cell table:style-name="ce16" office:value-type="string">
            <text:p>RegressTest - Peop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number-columns-repeated="2"/>
          <table:table-cell table:style-name="ce16" office:value-type="string">
            <text:p>REG_PLF304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05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5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5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07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7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7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09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9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09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1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1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15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5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5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5_ECMS_01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ECMS_017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7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ECMS_017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5_ECMS_01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PLF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PLF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PLF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PLF_002</text:p>
          </table:table-cell>
          <table:table-cell table:style-name="ce16" office:value-type="string">
            <text:p>RegressTest - PLF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PLF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PLF_002</text:p>
          </table:table-cell>
          <table:table-cell table:style-name="ce16" office:value-type="string">
            <text:p>RegressTest - PLF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PLF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PLF_002</text:p>
          </table:table-cell>
          <table:table-cell table:style-name="ce16" office:value-type="string">
            <text:p>RegressTest - PLF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PLF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SOC_004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4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4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5_SOC_006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6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5_SOC_006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5_SOC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05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5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5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07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7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7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REG_PLF306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09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9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09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ce16"/>
          <table:table-cell office:value-type="string">
            <text:p>x</text:p>
          </table:table-cell>
          <table:table-cell table:style-name="ce16" office:value-type="string">
            <text:p>REG_PLF306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REG_PLF306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REG_PLF306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REG_PLF306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1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6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6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6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REG_PLF306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REG_PLF306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REG_PLF306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ECMS_01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office:value-type="string">
            <text:p>x</text:p>
          </table:table-cell>
          <table:table-cell table:style-name="Default"/>
          <table:table-cell table:style-name="ce16"/>
          <table:table-cell/>
          <table:table-cell table:style-name="ce16" office:value-type="string">
            <text:p>REG_PLF306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style-name="ce16"/>
          <table:table-cell/>
          <table:table-cell table:style-name="ce16" office:value-type="string">
            <text:p>REG_PLF306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ECMS_01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style-name="ce16"/>
          <table:table-cell/>
          <table:table-cell table:style-name="ce16" office:value-type="string">
            <text:p>REG_PLF306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REG_PLF306_ECMS_01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REG_PLF306_ECMS_01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REG_PLF306_ECMS_01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PLF_001</text:p>
          </table:table-cell>
          <table:table-cell table:style-name="ce16" office:value-type="string">
            <text:p>RegressTest - PLF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PLF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PLF_001</text:p>
          </table:table-cell>
          <table:table-cell table:style-name="ce16" office:value-type="string">
            <text:p>RegressTest - PLF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PLF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PLF_001</text:p>
          </table:table-cell>
          <table:table-cell table:style-name="ce16" office:value-type="string">
            <text:p>RegressTest - PLF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PLF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PLF_002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PLF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PLF_002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PLF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PLF_002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PLF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PLF_003</text:p>
          </table:table-cell>
          <table:table-cell table:style-name="ce16" office:value-type="string">
            <text:p>RegressTest - PLF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PLF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PLF_003</text:p>
          </table:table-cell>
          <table:table-cell table:style-name="ce16" office:value-type="string">
            <text:p>RegressTest - PLF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PLF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PLF_003</text:p>
          </table:table-cell>
          <table:table-cell table:style-name="ce16" office:value-type="string">
            <text:p>RegressTest - PLF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PLF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6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6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6_SOC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6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6_SOC_002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6_SOC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0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0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06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6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6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08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8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08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0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0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0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6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6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6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ECMS_018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8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ECMS_018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ce16"/>
          <table:table-cell/>
          <table:table-cell table:style-name="ce16" office:value-type="string">
            <text:p>REG_PLF307_ECMS_01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REG_PLF307_ECMS_01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7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7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7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7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7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7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05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5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5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5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6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07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7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7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7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08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09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9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09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09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0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1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1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1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ECMS_01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ECMS_01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1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ECMS_01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ECMS_01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PLF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PLF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PLF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8_SOC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8_SOC_003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SOC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SOC_003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SOC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8_SOC_003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8_SOC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0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0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5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06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6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6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6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7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08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8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08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08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09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ECMS_010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10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ECMS_010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309_ECMS_010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309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309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309_ECMS_01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309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9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9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309_SOC_001</text:p>
          </table:table-cell>
          <table:table-cell table:style-name="ce16" office:value-type="string">
            <text:p>Regress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/>
          <table:table-cell table:style-name="ce16" office:value-type="string">
            <text:p>REG_PLF309_SOC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4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4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4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4_KS_00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4_K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4_KS_00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4_K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4_KS_00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4_K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5_KS_002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5_KS_002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5_KS_002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2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5_KS_003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5_KS_004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5_KS_004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5_KS_004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5_KS_004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6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6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6_KS_001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8_KS_001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8_KS_001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8_KS_001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2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8_KS_003</text:p>
          </table:table-cell>
          <table:table-cell table:style-name="ce16" office:value-type="string">
            <text:p>Regress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8_KS_003</text:p>
          </table:table-cell>
          <table:table-cell table:style-name="ce16" office:value-type="string">
            <text:p>RegressTest - 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8_KS_003</text:p>
          </table:table-cell>
          <table:table-cell table:style-name="ce16" office:value-type="string">
            <text:p>Regress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8_KS_003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REG_PLF_218_KS_004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REG_PLF_219_KS_00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9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9_KS_00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9_KS_001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REG_PLF_219_KS_00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REG_PLF_219_KS_001</text:p>
          </table:table-cell>
          <table:table-cell table:style-name="ce16" table:number-columns-repeated="6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08:4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6T08:46:53</dc:date>
    <meta:editing-duration>PT2H23M35S</meta:editing-duration>
    <meta:editing-cycles>19</meta:editing-cycles>
    <meta:generator>OpenOffice.org/3.4$Linux OpenOffice.org_project/340m1$Build-9590</meta:generator>
    <meta:document-statistic meta:table-count="2" meta:cell-count="2130" meta:object-count="0"/>
    <meta:user-defined meta:name="Info 1"/>
    <meta:user-defined meta:name="Info 2"/>
    <meta:user-defined meta:name="Info 3"/>
    <meta:user-defined meta:name="Info 4"/>
  </office:meta>
</office:document-meta>
</file>